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162d0" officeooo:paragraph-rsid="003162d0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7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2032fd" style:font-name-complex="Tahoma"/>
    </style:style>
    <style:style style:name="T4" style:family="text">
      <style:text-properties fo:language="en" fo:country="ID" officeooo:rsid="00342abc" style:font-name-complex="Tahoma"/>
    </style:style>
    <style:style style:name="T5" style:family="text">
      <style:text-properties fo:language="id" fo:country="ID" style:font-name-complex="Tahoma" style:font-weight-complex="bold"/>
    </style:style>
    <style:style style:name="T6" style:family="text">
      <style:text-properties officeooo:rsid="00042688"/>
    </style:style>
    <style:style style:name="T7" style:family="text">
      <style:text-properties officeooo:rsid="00047417"/>
    </style:style>
    <style:style style:name="T8" style:family="text">
      <style:text-properties officeooo:rsid="000a4603"/>
    </style:style>
    <style:style style:name="T9" style:family="text">
      <style:text-properties officeooo:rsid="000bcc35"/>
    </style:style>
    <style:style style:name="T10" style:family="text">
      <style:text-properties style:font-name-complex="Tahoma"/>
    </style:style>
    <style:style style:name="T11" style:family="text">
      <style:text-properties officeooo:rsid="003162d0"/>
    </style:style>
    <style:style style:name="T12" style:family="text">
      <style:text-properties officeooo:rsid="00332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Analisis Keterkaitan Ranah Antara SKL, KI, dan KD </text:p>
      <text:p text:style-name="P6"><text:span text:style-name="T10">Mata Pelajaran: </text:span><text:span text:style-name="T4">Komputer dan Jaringan Dasar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5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5">dari KI-</text:span><text:span text:style-name="T2">3 dg KD dari KI-4</text:span></text:p>
            </table:table-cell>
            <table:table-cell table:style-name="Table2.A1" office:value-type="string">
              <text:list xml:id="list16012280" text:style-name="WWNum2">
                <text:list-item>
                  <text:p text:style-name="P38"><text:span text:style-name="T2">Ketercapaian Dimensi Kognitif dan B</text:span><text:span text:style-name="T5">entuk </text:span><text:span text:style-name="T2">Pengetahuan semua KD-3 dalam Mata Pelajaran</text:span></text:p>
                </text:list-item>
                <text:list-item>
                  <text:p text:style-name="P39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0">Mengevaluasi <text:span text:style-name="T11">sistem operasi</text:span>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5">Menginstalasi sistem operasi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6">M</text:span>engamati (P1). <text:s/>Dan <text:span text:style-name="T6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7">(</text:span>C2<text:span text:style-name="T7">)</text:span> ke <text:span text:style-name="T7">(</text:span>C5<text:span text:style-name="T7">)</text:span>. Dari Memahami, Menerapkan, Menganalisis, Hingga <text:s/>Mengevaluasi <text:span text:style-name="T9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9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0">Mengevaluasi <text:span text:style-name="T11">DHCP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5">Mengkonfigurasi DHC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8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5">Mengevalu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5">Mengkonfigur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5">Mengevalu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5">Mengkonfigur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5">Mengevalu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5">Mengkonfigur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5">Mengevalu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5">Mengkonfigur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5">Mengevalu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5">Mengkonfigur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5">Mengevaluasi Databas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1">Mengkonfigurasi <text:span text:style-name="T11">Databas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5">Mengevalu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5">Mengkonfigur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5">Mengevaluasi Control 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5">Mengkonfigurasi C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5">Mengevaluasi Share Hosting Server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5">Mengkonfigurasi Shar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2">Mengevaluasi <text:span text:style-name="T11">Vis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3">Mengkonfigurasi <text:span text:style-name="T11">Vir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6">Mengevaluasi Dedicated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6">Mengkonfigurasi Dedicat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6">Mengevalu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6">Mengkonfigur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5">3.15</text:p>
                </table:table-cell>
                <table:table-cell table:style-name="Table86.A1" office:value-type="string">
                  <text:p text:style-name="P36">Mengevalui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36">Mengkonfigur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5">3.16</text:p>
                </table:table-cell>
                <table:table-cell table:style-name="Table92.A1" office:value-type="string">
                  <text:p text:style-name="P34">Mengevaluasi P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34">Mengkonfigurasi 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5">3.17</text:p>
                </table:table-cell>
                <table:table-cell table:style-name="Table98.A1" office:value-type="string">
                  <text:p text:style-name="P34">Mengevaluasi permasalahan <text:span text:style-name="T12">Siste Administrasi 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34">Me<text:span text:style-name="T12">lakukan </text:span>perbaik<text:span text:style-name="T12">an sistem administrasi </text:span><text:s/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0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01:17:24.281558105</dc:date>
    <meta:editing-duration>PT3H22M29S</meta:editing-duration>
    <meta:editing-cycles>41</meta:editing-cycles>
    <meta:generator>LibreOffice/6.0.6.2$Linux_X86_64 LibreOffice_project/00m0$Build-2</meta:generator>
    <meta:document-statistic meta:table-count="103" meta:image-count="0" meta:object-count="0" meta:page-count="4" meta:paragraph-count="109" meta:word-count="324" meta:character-count="2431" meta:non-whitespace-character-count="2203"/>
  </office:meta>
</office:document-meta>
</file>